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9cm"/>
    </style:style>
    <style:style style:name="gr12" style:family="graphic" style:parent-style-name="standard">
      <style:graphic-properties draw:stroke="none" svg:stroke-color="#000000" draw:fill="none" draw:fill-color="#ffffff" fo:min-height="1.3cm"/>
    </style:style>
    <style:style style:name="gr13" style:family="graphic" style:parent-style-name="standard">
      <style:graphic-properties draw:stroke="none" svg:stroke-color="#000000" draw:fill="none" draw:fill-color="#ffffff" fo:min-height="1.1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183cm"/>
    </style:style>
    <style:style style:name="gr16" style:family="graphic" style:parent-style-name="standard">
      <style:graphic-properties draw:fill-color="#ff3300" draw:textarea-horizontal-align="justify" draw:textarea-vertical-align="middle" draw:auto-grow-height="false"/>
    </style:style>
    <style:style style:name="gr17" style:family="graphic" style:parent-style-name="standard">
      <style:graphic-properties draw:fill-color="#ff3333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6cm"/>
    </style:style>
    <style:style style:name="gr19" style:family="graphic" style:parent-style-name="standard">
      <style:graphic-properties draw:stroke="none" svg:stroke-color="#000000" draw:fill="none" draw:fill-color="#ffffff" fo:min-height="0.8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cm"/>
    </style:style>
    <style:style style:name="gr22" style:family="graphic" style:parent-style-name="standard">
      <style:graphic-properties draw:stroke="none" svg:stroke-color="#000000" draw:fill="none" draw:fill-color="#ffffff" fo:min-height="0.789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ff3333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2.4cm" svg:height="1.3cm" svg:x="7.4cm" svg:y="1.7cm">
          <text:p text:style-name="P1"><text:span text:style-name="T1">1) Description</text:span></text:p>
          <text:p text:style-name="P1"><text:span text:style-name="T1">2) Photo(s)</text:span></text:p>
        </draw:rect>
        <draw:custom-shape draw:style-name="gr2" draw:text-style-name="P2" draw:layer="layout" svg:width="2.5cm" svg:height="1.6cm" svg:x="7.3cm" svg:y="3.8cm">
          <text:p text:style-name="P1"><text:span text:style-name="T1">Photo count &gt;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8.6cm" svg:y1="3cm" svg:x2="8.6cm" svg:y2="3.8cm">
          <text:p/>
        </draw:line>
        <draw:line draw:style-name="gr3" draw:text-style-name="P1" draw:layer="layout" svg:x1="8.5cm" svg:y1="5.4cm" svg:x2="8.5cm" svg:y2="6.7cm">
          <text:p/>
        </draw:line>
        <draw:line draw:style-name="gr3" draw:text-style-name="P1" draw:layer="layout" svg:x1="9.9cm" svg:y1="4.6cm" svg:x2="11.6cm" svg:y2="4.6cm">
          <text:p/>
        </draw:line>
        <draw:frame draw:style-name="gr4" draw:layer="layout" svg:width="0.7cm" svg:height="1.204cm" svg:x="10.2cm" svg:y="3.9cm">
          <draw:text-box>
            <text:p/>
          </draw:text-box>
        </draw:frame>
        <draw:frame draw:style-name="gr5" draw:text-style-name="P3" draw:layer="layout" svg:width="2.8cm" svg:height="1.15cm" svg:x="9.8cm" svg:y="3.9cm">
          <draw:text-box>
            <text:p><text:span text:style-name="T1">False</text:span></text:p>
          </draw:text-box>
        </draw:frame>
        <draw:ellipse draw:style-name="gr1" draw:text-style-name="P1" draw:layer="layout" svg:width="2.3cm" svg:height="1.1cm" svg:x="11.7cm" svg:y="4.1cm">
          <text:p text:style-name="P1">Skip</text:p>
        </draw:ellipse>
        <draw:frame draw:style-name="gr6" draw:text-style-name="P3" draw:layer="layout" svg:width="1.7cm" svg:height="0.75cm" svg:x="8.5cm" svg:y="5.5cm">
          <draw:text-box>
            <text:p><text:span text:style-name="T1">True</text:span></text:p>
          </draw:text-box>
        </draw:frame>
        <draw:custom-shape draw:style-name="gr2" draw:text-style-name="P2" draw:layer="layout" svg:width="2.5cm" svg:height="1.6cm" svg:x="7.6cm" svg:y="11.3cm">
          <text:p text:style-name="P1"><text:span text:style-name="T1">Description !=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5cm" svg:height="1.6cm" svg:x="7.6cm" svg:y="14.4cm">
          <text:p text:style-name="P1"><text:span text:style-name="T1">Description contains</text:span></text:p>
          <text:p text:style-name="P1"><text:span text:style-name="T1"><text:s/></text:span><text:span text:style-name="T1">ph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1" draw:id="id1" draw:layer="layout" svg:width="3.1cm" svg:height="2.2cm" svg:x="7.4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1cm" svg:y1="12cm" svg:x2="11.8cm" svg:y2="12cm">
          <text:p/>
        </draw:line>
        <draw:frame draw:style-name="gr4" draw:layer="layout" svg:width="0.7cm" svg:height="1.204cm" svg:x="10.4cm" svg:y="11.3cm">
          <draw:text-box>
            <text:p/>
          </draw:text-box>
        </draw:frame>
        <draw:ellipse draw:style-name="gr1" draw:text-style-name="P4" draw:layer="layout" svg:width="2.3cm" svg:height="1.1cm" svg:x="11.9cm" svg:y="11.5cm">
          <text:p><text:span text:style-name="T2">skip</text:span></text:p>
        </draw:ellipse>
        <draw:frame draw:style-name="gr5" draw:text-style-name="P3" draw:layer="layout" svg:width="2.8cm" svg:height="1.15cm" svg:x="10.1cm" svg:y="11.3cm">
          <draw:text-box>
            <text:p><text:span text:style-name="T1">False</text:span></text:p>
          </draw:text-box>
        </draw:frame>
        <draw:frame draw:style-name="gr8" draw:text-style-name="P3" draw:layer="layout" svg:width="3.2cm" svg:height="1.25cm" svg:x="15.1cm" svg:y="11.7cm">
          <draw:text-box>
            <text:p><text:span text:style-name="T1">Or add flag???</text:span></text:p>
            <text:p><text:span text:style-name="T1">Or skip???</text:span></text:p>
          </draw:text-box>
        </draw:frame>
        <draw:frame draw:style-name="gr6" draw:text-style-name="P3" draw:layer="layout" svg:width="1.7cm" svg:height="0.75cm" svg:x="8.9cm" svg:y="13.05cm">
          <draw:text-box>
            <text:p><text:span text:style-name="T1">True</text:span></text:p>
          </draw:text-box>
        </draw:frame>
        <draw:line draw:style-name="gr3" draw:text-style-name="P1" draw:layer="layout" svg:x1="8.9cm" svg:y1="12.9cm" svg:x2="8.9cm" svg:y2="14.4cm">
          <text:p/>
        </draw:line>
        <draw:frame draw:style-name="gr4" draw:layer="layout" svg:width="0.7cm" svg:height="1.204cm" svg:x="10.8cm" svg:y="14.5cm">
          <draw:text-box>
            <text:p/>
          </draw:text-box>
        </draw:frame>
        <draw:ellipse draw:style-name="gr1" draw:text-style-name="P4" draw:layer="layout" svg:width="2.3cm" svg:height="1.1cm" svg:x="12.3cm" svg:y="14.6cm">
          <text:p><text:span text:style-name="T2">skip</text:span></text:p>
        </draw:ellipse>
        <draw:line draw:style-name="gr3" draw:text-style-name="P1" draw:layer="layout" svg:x1="10.2cm" svg:y1="15.2cm" svg:x2="12.2cm" svg:y2="15.2cm">
          <text:p/>
        </draw:line>
        <draw:frame draw:style-name="gr9" draw:text-style-name="P3" draw:layer="layout" svg:width="2.8cm" svg:height="0.8cm" svg:x="10.5cm" svg:y="14.5cm">
          <draw:text-box>
            <text:p><text:span text:style-name="T1">False</text:span></text:p>
          </draw:text-box>
        </draw:frame>
        <draw:frame draw:style-name="gr5" draw:text-style-name="P3" draw:layer="layout" svg:width="2.8cm" svg:height="1.15cm" svg:x="10.1cm" svg:y="11.3cm">
          <draw:text-box>
            <text:p><text:span text:style-name="T1">False</text:span></text:p>
          </draw:text-box>
        </draw:frame>
        <draw:line draw:style-name="gr3" draw:text-style-name="P1" draw:layer="layout" svg:x1="8.9cm" svg:y1="16.1cm" svg:x2="8.9cm" svg:y2="18cm">
          <text:p/>
        </draw:line>
        <draw:frame draw:style-name="gr6" draw:text-style-name="P3" draw:layer="layout" svg:width="1.7cm" svg:height="0.75cm" svg:x="9cm" svg:y="16.45cm">
          <draw:text-box>
            <text:p><text:span text:style-name="T1">True</text:span></text:p>
          </draw:text-box>
        </draw:frame>
        <draw:frame draw:style-name="gr9" draw:text-style-name="P3" draw:layer="layout" svg:width="2.8cm" svg:height="0.8cm" svg:x="5.8cm" svg:y="18.5cm">
          <draw:text-box>
            <text:p><text:span text:style-name="T1">False</text:span></text:p>
          </draw:text-box>
        </draw:frame>
        <draw:ellipse draw:style-name="gr1" draw:text-style-name="P1" draw:layer="layout" svg:width="2.3cm" svg:height="1.1cm" svg:x="15.7cm" svg:y="21.9cm">
          <text:p text:style-name="P1">Skip</text:p>
        </draw:ellipse>
        <draw:ellipse draw:style-name="gr1" draw:text-style-name="P1" draw:layer="layout" svg:width="2.3cm" svg:height="1.1cm" svg:x="11.7cm" svg:y="4.1cm">
          <text:p text:style-name="P1">Skip</text:p>
        </draw:ellipse>
        <draw:custom-shape draw:style-name="gr10" draw:text-style-name="P1" xml:id="id7" draw:id="id7" draw:layer="layout" svg:width="3.1cm" svg:height="2.2cm" svg:x="6.9cm" svg:y="6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1" draw:layer="layout" svg:width="2.3cm" svg:height="1.1cm" svg:x="12.5cm" svg:y="7.3cm">
          <text:p text:style-name="P1">Skip</text:p>
        </draw:ellipse>
        <draw:line draw:style-name="gr3" draw:text-style-name="P1" draw:layer="layout" svg:x1="10.1cm" svg:y1="7.8cm" svg:x2="12.4cm" svg:y2="7.8cm">
          <text:p/>
        </draw:line>
        <draw:line draw:style-name="gr3" draw:text-style-name="P1" draw:layer="layout" svg:x1="8.5cm" svg:y1="9cm" svg:x2="8.8cm" svg:y2="11.3cm">
          <text:p/>
        </draw:line>
        <draw:frame draw:style-name="gr5" draw:text-style-name="P3" draw:layer="layout" svg:width="2.8cm" svg:height="1.15cm" svg:x="10cm" svg:y="7.1cm">
          <draw:text-box>
            <text:p><text:span text:style-name="T1">False</text:span></text:p>
          </draw:text-box>
        </draw:frame>
        <draw:frame draw:style-name="gr6" draw:text-style-name="P3" draw:layer="layout" svg:width="1.7cm" svg:height="0.75cm" svg:x="8.7cm" svg:y="9.55cm">
          <draw:text-box>
            <text:p><text:span text:style-name="T1">True</text:span></text:p>
          </draw:text-box>
        </draw:frame>
        <draw:frame draw:style-name="gr11" draw:text-style-name="P3" draw:layer="layout" svg:width="2.733cm" svg:height="1.04cm" svg:x="7.1cm" svg:y="7.36cm">
          <draw:text-box>
            <text:p><text:span text:style-name="T1">Face detected</text:span></text:p>
            <text:p><text:span text:style-name="T1"><text:s text:c="8"/></text:span><text:span text:style-name="T1">&gt;=1</text:span></text:p>
          </draw:text-box>
        </draw:frame>
        <draw:frame draw:style-name="gr12" draw:text-style-name="P3" draw:layer="layout" svg:width="3.4cm" svg:height="1.55cm" svg:x="12.1cm" svg:y="6cm">
          <draw:text-box>
            <text:p><text:span text:style-name="T1">No face, hidden face, group foto</text:span></text:p>
          </draw:text-box>
        </draw:frame>
        <draw:frame draw:style-name="gr13" draw:text-style-name="P3" draw:layer="layout" svg:width="3.3cm" svg:height="1.35cm" svg:x="7.5cm" svg:y="18.75cm">
          <draw:text-box>
            <text:p><text:span text:style-name="T1">Photo count &gt; 1</text:span></text:p>
          </draw:text-box>
        </draw:frame>
        <draw:line draw:style-name="gr3" draw:text-style-name="P1" draw:layer="layout" svg:x1="9cm" svg:y1="20.2cm" svg:x2="9cm" svg:y2="22.5cm">
          <text:p/>
        </draw:line>
        <draw:custom-shape draw:style-name="gr14" draw:text-style-name="P1" xml:id="id9" draw:id="id9" draw:layer="layout" svg:width="2.9cm" svg:height="2.2cm" svg:x="7.5cm" svg:y="2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1.7cm" svg:height="0.75cm" svg:x="9.2cm" svg:y="20.75cm">
          <draw:text-box>
            <text:p><text:span text:style-name="T1">True</text:span></text:p>
          </draw:text-box>
        </draw:frame>
        <draw:frame draw:style-name="gr15" draw:text-style-name="P3" draw:layer="layout" svg:width="3.4cm" svg:height="1.433cm" svg:x="7.9cm" svg:y="22.767cm">
          <draw:text-box>
            <text:p><text:span text:style-name="T1">Compare photo1:photoN... &gt;</text:span><text:span text:style-name="T3">0.8</text:span></text:p>
          </draw:text-box>
        </draw:frame>
        <draw:line draw:style-name="gr3" draw:text-style-name="P1" draw:layer="layout" svg:x1="10.8cm" svg:y1="23.4cm" svg:x2="12.9cm" svg:y2="23.4cm">
          <text:p/>
        </draw:line>
        <draw:line draw:style-name="gr3" draw:text-style-name="P1" draw:layer="layout" svg:x1="9cm" svg:y1="24.6cm" svg:x2="9cm" svg:y2="26.3cm">
          <text:p/>
        </draw:line>
        <draw:custom-shape draw:style-name="gr16" draw:text-style-name="P1" xml:id="id2" draw:id="id2" draw:layer="layout" svg:width="2.8cm" svg:height="2.1cm" svg:x="7.6cm" svg:y="26.3cm">
          <draw:glue-point draw:id="8" svg:x="-2.5cm" svg:y="2.619cm"/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5cm" svg:height="1.25cm" svg:x="7.8cm" svg:y="26.7cm">
          <draw:text-box>
            <text:p><text:span text:style-name="T1">Photo file exists in DB (exact match)</text:span></text:p>
          </draw:text-box>
        </draw:frame>
        <draw:line draw:style-name="gr3" draw:text-style-name="P1" draw:layer="layout" svg:x1="9cm" svg:y1="28.4cm" svg:x2="9cm" svg:y2="29.9cm">
          <text:p/>
        </draw:line>
        <draw:line draw:style-name="gr3" draw:text-style-name="P1" draw:layer="layout" svg:x1="10.5cm" svg:y1="27.4cm" svg:x2="13cm" svg:y2="27.4cm">
          <text:p/>
        </draw:line>
        <draw:frame draw:style-name="gr6" draw:text-style-name="P3" draw:layer="layout" svg:width="1.7cm" svg:height="0.75cm" svg:x="9.1cm" svg:y="24.85cm">
          <draw:text-box>
            <text:p><text:span text:style-name="T1">True</text:span></text:p>
          </draw:text-box>
        </draw:frame>
        <draw:frame draw:style-name="gr6" draw:text-style-name="P3" draw:layer="layout" svg:width="1.7cm" svg:height="0.75cm" svg:x="11cm" svg:y="26.55cm">
          <draw:text-box>
            <text:p><text:span text:style-name="T1">True</text:span></text:p>
          </draw:text-box>
        </draw:frame>
        <draw:frame draw:style-name="gr6" draw:text-style-name="P3" draw:layer="layout" svg:width="2.1cm" svg:height="0.75cm" svg:x="9cm" svg:y="28.6cm">
          <draw:text-box>
            <text:p><text:span text:style-name="T1">False</text:span></text:p>
          </draw:text-box>
        </draw:frame>
        <draw:ellipse draw:style-name="gr17" draw:text-style-name="P1" draw:layer="layout" svg:width="2.6cm" svg:height="1.4cm" svg:x="13cm" svg:y="26.7cm">
          <text:p/>
        </draw:ellipse>
        <draw:frame draw:style-name="gr18" draw:text-style-name="P3" draw:layer="layout" svg:width="1.7cm" svg:height="0.85cm" svg:x="13.6cm" svg:y="27.2cm">
          <draw:text-box>
            <text:p><text:span text:style-name="T1">Update</text:span></text:p>
          </draw:text-box>
        </draw:frame>
        <draw:custom-shape draw:style-name="gr7" draw:text-style-name="P1" draw:layer="layout" svg:width="2.4cm" svg:height="1.9cm" svg:x="7.8cm" svg:y="29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2cm" svg:y1="30.9cm" svg:x2="11.9cm" svg:y2="30cm">
          <text:p/>
        </draw:line>
        <draw:line draw:style-name="gr3" draw:text-style-name="P1" draw:layer="layout" svg:x1="10.2cm" svg:y1="30.9cm" svg:x2="12cm" svg:y2="32.1cm">
          <text:p/>
        </draw:line>
        <draw:line draw:style-name="gr3" draw:text-style-name="P1" draw:layer="layout" svg:x1="9cm" svg:y1="31.9cm" svg:x2="9cm" svg:y2="33.6cm">
          <text:p/>
        </draw:line>
        <draw:frame draw:style-name="gr19" draw:text-style-name="P3" draw:layer="layout" svg:width="3.2cm" svg:height="1.05cm" svg:x="7.5cm" svg:y="30.35cm">
          <draw:text-box>
            <text:p><text:span text:style-name="T1">Match with DB fotos &lt;</text:span><text:span text:style-name="T3"> 0.6</text:span></text:p>
          </draw:text-box>
        </draw:frame>
        <draw:frame draw:style-name="gr6" draw:text-style-name="P3" draw:layer="layout" svg:width="2.1cm" svg:height="0.75cm" svg:x="9.9cm" svg:y="29.9cm">
          <draw:text-box>
            <text:p><text:span text:style-name="T1">0.85-1</text:span></text:p>
          </draw:text-box>
        </draw:frame>
        <draw:frame draw:style-name="gr6" draw:text-style-name="P3" draw:layer="layout" svg:width="1.7cm" svg:height="0.75cm" svg:x="9cm" svg:y="32.05cm">
          <draw:text-box>
            <text:p><text:span text:style-name="T1">True</text:span></text:p>
          </draw:text-box>
        </draw:frame>
        <draw:frame draw:style-name="gr18" draw:text-style-name="P3" draw:layer="layout" svg:width="2.1cm" svg:height="0.85cm" svg:x="9.8cm" svg:y="31.45cm">
          <draw:text-box>
            <text:p><text:span text:style-name="T1">0.6-0.85</text:span></text:p>
          </draw:text-box>
        </draw:frame>
        <draw:ellipse draw:style-name="gr20" draw:text-style-name="P1" draw:layer="layout" svg:width="2.6cm" svg:height="1.4cm" svg:x="11.9cm" svg:y="29.3cm">
          <text:p/>
        </draw:ellipse>
        <draw:frame draw:style-name="gr18" draw:text-style-name="P3" draw:layer="layout" svg:width="1.7cm" svg:height="0.85cm" svg:x="12.4cm" svg:y="29.7cm">
          <draw:text-box>
            <text:p><text:span text:style-name="T1">Update</text:span></text:p>
          </draw:text-box>
        </draw:frame>
        <draw:ellipse draw:style-name="gr20" draw:text-style-name="P1" xml:id="id4" draw:id="id4" draw:layer="layout" svg:width="3.1cm" svg:height="1.5cm" svg:x="12cm" svg:y="31.4cm">
          <text:p/>
        </draw:ellipse>
        <draw:frame draw:style-name="gr15" draw:text-style-name="P3" draw:layer="layout" svg:width="2.2cm" svg:height="1.433cm" svg:x="12.7cm" svg:y="31.367cm">
          <draw:text-box>
            <text:p><text:span text:style-name="T1">Manual check (compare)</text:span></text:p>
          </draw:text-box>
        </draw:frame>
        <draw:rect draw:style-name="gr20" draw:text-style-name="P1" xml:id="id5" draw:id="id5" draw:layer="layout" svg:width="3cm" svg:height="1.6cm" svg:x="7.7cm" svg:y="33.6cm">
          <text:p/>
        </draw:rect>
        <draw:frame draw:style-name="gr21" draw:text-style-name="P3" draw:layer="layout" svg:width="4.2cm" svg:height="0.95cm" svg:x="7.6cm" svg:y="33.9cm">
          <draw:text-box>
            <text:p><text:span text:style-name="T1">Insert in DB (new)</text:span></text:p>
          </draw:text-box>
        </draw:frame>
        <draw:connector draw:style-name="gr3" draw:text-style-name="P1" draw:layer="layout" svg:x1="7.4cm" svg:y1="19.1cm" svg:x2="7.6cm" svg:y2="27.35cm" draw:start-shape="id1" draw:start-glue-point="5" draw:end-shape="id2" svg:d="M7400 19100h-501v8250h701">
          <text:p/>
        </draw:connector>
        <draw:frame draw:style-name="gr9" draw:text-style-name="P3" draw:layer="layout" svg:width="2.8cm" svg:height="0.8cm" svg:x="10.6cm" svg:y="22.7cm">
          <draw:text-box>
            <text:p><text:span text:style-name="T1">False</text:span></text:p>
          </draw:text-box>
        </draw:frame>
        <draw:ellipse draw:style-name="gr20" draw:text-style-name="P1" xml:id="id3" draw:id="id3" draw:layer="layout" svg:width="3cm" svg:height="1.5cm" svg:x="12.9cm" svg:y="22.6cm">
          <text:p/>
        </draw:ellipse>
        <draw:frame draw:style-name="gr22" draw:text-style-name="P3" draw:layer="layout" svg:width="3.4cm" svg:height="1.039cm" svg:x="13.2cm" svg:y="22.861cm">
          <draw:text-box>
            <text:p><text:span text:style-name="T1">Remove low recogn foto</text:span></text:p>
          </draw:text-box>
        </draw:frame>
        <draw:connector draw:style-name="gr3" draw:text-style-name="P1" draw:layer="layout" draw:line-skew="0cm 0.3cm" svg:x1="15.9cm" svg:y1="23.35cm" svg:x2="9cm" svg:y2="26.3cm" draw:start-shape="id3" draw:start-glue-point="1" draw:end-shape="id2" draw:end-glue-point="4" svg:d="M15900 23350h501v2150h-7401v800">
          <text:p/>
        </draw:connector>
        <draw:connector draw:style-name="gr3" draw:text-style-name="P1" draw:layer="layout" svg:x1="15.1cm" svg:y1="32.15cm" svg:x2="10.7cm" svg:y2="34.4cm" draw:start-shape="id4" draw:start-glue-point="1" draw:end-shape="id5" draw:end-glue-point="1" svg:d="M15100 32150h501v2250h-4901">
          <text:p/>
        </draw:connector>
        <draw:custom-shape draw:style-name="gr23" draw:text-style-name="P5" xml:id="id6" draw:id="id6" draw:layer="layout" svg:width="3.6cm" svg:height="2.4cm" svg:x="2.7cm" svg:y="7cm">
          <text:p text:style-name="P5"><text:span text:style-name="T4">TODO Face could </text:span></text:p>
          <text:p text:style-name="P5"><text:span text:style-name="T4">be detected</text:span></text:p>
          <text:p text:style-name="P5"><text:span text:style-name="T4">( no shadow, </text:span></text:p>
          <text:p text:style-name="P5"><text:span text:style-name="T4">no g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1" draw:layer="layout" svg:x1="6.3cm" svg:y1="8.2cm" svg:x2="6.9cm" svg:y2="7.8cm" draw:start-shape="id6" draw:start-glue-point="7" draw:end-shape="id7" draw:end-glue-point="5" svg:d="M6300 8200h300v-400h300">
          <text:p/>
        </draw:connector>
        <draw:custom-shape draw:style-name="gr23" draw:text-style-name="P5" xml:id="id8" draw:id="id8" draw:layer="layout" svg:width="2.5cm" svg:height="1.6cm" svg:x="2.1cm" svg:y="22.3cm">
          <text:p text:style-name="P1"><text:span text:style-name="T4">Do we </text:span></text:p>
          <text:p text:style-name="P1"><text:span text:style-name="T4">need this 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1" draw:layer="layout" svg:x1="4.6cm" svg:y1="23.1cm" svg:x2="7.5cm" svg:y2="23.5cm" draw:start-shape="id8" draw:start-glue-point="7" draw:end-shape="id9" svg:d="M4600 23100h1451v400h1449">
          <text:p/>
        </draw:connector>
        <draw:custom-shape draw:style-name="gr23" draw:text-style-name="P5" xml:id="id10" draw:id="id10" draw:layer="layout" svg:width="3.6cm" svg:height="1.8cm" svg:x="2.2cm" svg:y="26.3cm">
          <text:p text:style-name="P5"><text:span text:style-name="T4">TODO:</text:span></text:p>
          <text:p text:style-name="P5"><text:span text:style-name="T4">Find algorithm</text:span></text:p>
          <text:p text:style-name="P5"><text:span text:style-name="T4">Of equivale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1" draw:layer="layout" draw:line-skew="-0.502cm" svg:x1="4cm" svg:y1="28.1cm" svg:x2="8.3cm" svg:y2="27.899cm" draw:start-shape="id10" draw:start-glue-point="6" draw:end-shape="id2" draw:end-glue-point="8" svg:d="M4000 28100v300h4300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l </meta:initial-creator>
    <meta:creation-date>2014-08-10T14:45:18</meta:creation-date>
    <dc:date>2014-08-11T16:28:54.20</dc:date>
    <meta:editing-duration>PT9H59M55S</meta:editing-duration>
    <meta:editing-cycles>23</meta:editing-cycles>
    <meta:generator>OpenOffice/4.1.0$Win32 OpenOffice.org_project/410m18$Build-9764</meta:generator>
    <meta:document-statistic meta:object-count="79"/>
  </office:meta>
</office:document-meta>
</file>